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89000000ECD548F96B4DCA574B.png" manifest:media-type="image/png"/>
  <manifest:file-entry manifest:full-path="Pictures/1000020100000DB4000001BBB376806573DA3F4A.png" manifest:media-type="image/png"/>
  <manifest:file-entry manifest:full-path="Pictures/10000201000009B00000037638B36CEBB24EA101.png" manifest:media-type="image/png"/>
  <manifest:file-entry manifest:full-path="Pictures/10000201000009B000000376CCEE9AD9A247D44D.png" manifest:media-type="image/png"/>
  <manifest:file-entry manifest:full-path="Pictures/10000201000003230000024F7A1868762F1E0D9F.png" manifest:media-type="image/png"/>
  <manifest:file-entry manifest:full-path="Pictures/100002010000067600000034ECF86F0DF4D5F383.png" manifest:media-type="image/png"/>
  <manifest:file-entry manifest:full-path="Pictures/10000201000003230000024FB51DFF0E3684CD53.png" manifest:media-type="image/png"/>
  <manifest:file-entry manifest:full-path="Pictures/10000201000009B000000376E57298AF03F917C9.png" manifest:media-type="image/png"/>
  <manifest:file-entry manifest:full-path="Pictures/1000020100000DB40000004DEBB4CEF3B49A7809.png" manifest:media-type="image/png"/>
  <manifest:file-entry manifest:full-path="Pictures/1000020100000DB4000001BB697938E7AB0F0FA3.png" manifest:media-type="image/png"/>
  <manifest:file-entry manifest:full-path="Pictures/100002010000019E000000538140513232854E73.png" manifest:media-type="image/png"/>
  <manifest:file-entry manifest:full-path="Pictures/10000201000001B90000008610A710966843DADB.png" manifest:media-type="image/png"/>
  <manifest:file-entry manifest:full-path="Pictures/10000201000003230000024F28C055103A854865.png" manifest:media-type="image/png"/>
  <manifest:file-entry manifest:full-path="Pictures/10000201000009B0000003766E6507E9D9B88EC6.png" manifest:media-type="image/png"/>
  <manifest:file-entry manifest:full-path="Pictures/10000201000003230000024F399F9F2B54B28D4F.png" manifest:media-type="image/png"/>
  <manifest:file-entry manifest:full-path="Pictures/10000201000009B10000037639AEF62F9B9441A2.png" manifest:media-type="image/png"/>
  <manifest:file-entry manifest:full-path="Pictures/1000020100000589000000EC7AB7F1BE5D4AA685.png" manifest:media-type="image/png"/>
  <manifest:file-entry manifest:full-path="Pictures/1000020100000589000000ECCCD5BE34049BC2CF.png" manifest:media-type="image/png"/>
  <manifest:file-entry manifest:full-path="Pictures/1000020100000DB4000001BB520EC1154E0A0510.png" manifest:media-type="image/png"/>
  <manifest:file-entry manifest:full-path="Pictures/10000201000003240000024FC2671A63B68670B9.png" manifest:media-type="image/png"/>
  <manifest:file-entry manifest:full-path="Pictures/1000020100000589000000ECC5A08F80DB6CB9F6.png" manifest:media-type="image/png"/>
  <manifest:file-entry manifest:full-path="Pictures/100002010000012C00000037692D34874481F381.png" manifest:media-type="image/png"/>
  <manifest:file-entry manifest:full-path="Pictures/1000020100000DB4000001BB5C3A146D9D0E05C8.png" manifest:media-type="image/png"/>
  <manifest:file-entry manifest:full-path="Pictures/1000020100000DB4000001BB92CFDA1F359E31FB.png" manifest:media-type="image/png"/>
  <manifest:file-entry manifest:full-path="Pictures/1000020100000589000000ECB730AAF8AFD2B3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Catalyst_20_-_20_Default">
      <style:text-properties officeooo:rsid="00107aa6"/>
    </style:style>
    <style:style style:name="P9" style:family="paragraph" style:parent-style-name="Catalyst_20_-_20_Title_20_page_20_heading_20_4">
      <style:text-properties officeooo:paragraph-rsid="00107aa6"/>
    </style:style>
    <style:style style:name="P10" style:family="paragraph" style:parent-style-name="Catalyst_20_-_20_Title_20_page_20_heading_20_4">
      <style:text-properties officeooo:rsid="004c1f23" officeooo:paragraph-rsid="00107aa6"/>
    </style:style>
    <style:style style:name="P11" style:family="paragraph" style:parent-style-name="Catalyst_20_-_20_Title_20_page_20_heading_20_4">
      <style:text-properties officeooo:rsid="00107aa6" officeooo:paragraph-rsid="00107aa6"/>
    </style:style>
    <style:style style:name="P12" style:family="paragraph" style:parent-style-name="Catalyst_20_-_20_Default" style:master-page-name="Catalyst-NZ_20_-_20_ToC_20_Page">
      <style:paragraph-properties style:page-number="1"/>
    </style:style>
    <style:style style:name="P13" style:family="paragraph" style:parent-style-name="Catalyst_20_-_20_Heading_20_1" style:master-page-name="Catalyst-NZ_20_-_20_Report_20_pages">
      <style:paragraph-properties style:page-number="1"/>
      <style:text-properties officeooo:rsid="0079485d" officeooo:paragraph-rsid="0079485d"/>
    </style:style>
    <style:style style:name="P14" style:family="paragraph" style:parent-style-name="Catalyst_20_-_20_Heading_20_2">
      <style:text-properties officeooo:rsid="0079485d" officeooo:paragraph-rsid="0079485d"/>
    </style:style>
    <style:style style:name="P15" style:family="paragraph" style:parent-style-name="Catalyst_20_-_20_ToC_20_level_20_1">
      <style:paragraph-properties>
        <style:tab-stops>
          <style:tab-stop style:position="1cm"/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atalyst_20_-_20_ToC_20_level_20_2">
      <style:paragraph-properties>
        <style:tab-stops>
          <style:tab-stop style:position="1cm"/>
          <style:tab-stop style:position="2cm"/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atalyst_20_-_20_Title_20_page_20_heading_20_1" style:master-page-name="Catalyst-WGTN_20_-_20_Cover_20_page">
      <style:paragraph-properties style:page-number="auto"/>
      <style:text-properties officeooo:rsid="007836f5" officeooo:paragraph-rsid="007836f5"/>
    </style:style>
    <style:style style:name="P18" style:family="paragraph" style:parent-style-name="Catalyst_20_-_20_Table_20_Bulleted_20_list">
      <style:text-properties officeooo:paragraph-rsid="0079485d"/>
    </style:style>
    <style:style style:name="P19" style:family="paragraph" style:parent-style-name="Catalyst_20_-_20_Table_20_Bulleted_20_list" style:list-style-name="">
      <style:text-properties officeooo:rsid="0079485d" officeooo:paragraph-rsid="0079485d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eynote Notes</text:p>
      <text:p text:style-name="Catalyst_20_-_20_Title_20_page_20_Project_20_Name"><text:variable-set text:name="ProjectFullName" office:value-type="string">Koha Conclave 2017</text:variable-set></text:p>
      <text:p text:style-name="P10">Version <text:variable-set text:name="Versionnumber" office:value-type="string">1.0</text:variable-set></text:p>
      <text:p text:style-name="P9"><text:date style:data-style-name="N109" text:date-value="2017-02-13T04:49:18.298466750">February 2017</text:date></text:p>
      <text:p text:style-name="P11"><text:s/></text:p>
      <text:p text:style-name="P12"/>
      <text:table-of-content text:style-name="Sect1" text:protected="true" text:name="Table of Contents1">
        <text:table-of-content-source text:outline-level="2">
          <text:index-title-template text:style-name="Catalyst_20_-_20_ToC_20_heading">Table of contents</text:index-title-template>
          <text:table-of-content-entry-template text:outline-level="1" text:style-name="Catalyst_20_-_20_ToC_20_level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atalyst_20_-_20_ToC_20_level_20_2">
            <text:index-entry-tab-stop style:type="left" style:position="1cm" style:leader-char=" "/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talyst_20_-_20_ToC_20_heading">Table of contents</text:p>
          </text:index-title>
          <text:p text:style-name="P15"><text:a xlink:type="simple" xlink:href="#__RefHeading__9937_928233154" text:style-name="Index_20_Link" text:visited-style-name="Index_20_Link">1<text:tab/>Library Systems Platform<text:tab/>1</text:a></text:p>
          <text:p text:style-name="P16"><text:tab/><text:a xlink:type="simple" xlink:href="#__RefHeading__297_2100674292" text:style-name="Index_20_Link" text:visited-style-name="Index_20_Link">1.1<text:tab/>Definitions<text:tab/>1</text:a></text:p>
        </text:index-body>
      </text:table-of-content>
      <text:p text:style-name="P8"/>
      <text:p text:style-name="P8"/>
      <text:h text:style-name="P13" text:outline-level="1"><text:bookmark-start text:name="__RefHeading__9937_928233154"/>Library Systems Platform<text:bookmark-end text:name="__RefHeading__9937_928233154"/></text:h>
      <text:h text:style-name="P14" text:outline-level="2"><text:bookmark-start text:name="__RefHeading__297_2100674292"/>Definitions<text:bookmark-end text:name="__RefHeading__297_2100674292"/></text:h>
      <text:p text:style-name="Catalyst_20_-_20_Heading_20_3">What is an LSP?</text:p>
      <text:list xml:id="list5407755744787650762" text:style-name="Catalyst_20_-_20_Table_20_bullet_20_list">
        <text:list-item>
          <text:p text:style-name="Catalyst_20_-_20_Table_20_Bulleted_20_list">A marketing term like cloud</text:p>
        </text:list-item>
        <text:list-item>
          <text:p text:style-name="Catalyst_20_-_20_Table_20_Bulleted_20_list">Like cloud it means everything and nothing</text:p>
        </text:list-item>
        <text:list-item>
          <text:p text:style-name="Catalyst_20_-_20_Table_20_Bulleted_20_list">Started by Ex Libris to sell ALMA</text:p>
        </text:list-item>
        <text:list-item>
          <text:p text:style-name="Catalyst_20_-_20_Table_20_Bulleted_20_list">Need to define it for our discussions</text:p>
        </text:list-item>
      </text:list>
      <text:p text:style-name="Catalyst_20_-_20_Heading_20_3_20_when_20_with_20_heading_20_2">What is FOLIO</text:p>
      <text:list xml:id="list44920436818861" text:continue-numbering="true" text:style-name="Catalyst_20_-_20_Table_20_bullet_20_list">
        <text:list-item>
          <text:p text:style-name="Catalyst_20_-_20_Table_20_Bulleted_20_list"><text:s/>Aimed more at academic libraries</text:p>
        </text:list-item>
        <text:list-item>
          <text:p text:style-name="P18">Following the idea of a service bus, a way for systems to speak to each other</text:p>
        </text:list-item>
        <text:list-item>
          <text:p text:style-name="P18">Translator</text:p>
        </text:list-item>
      </text:list>
      <text:h text:style-name="Catalyst_20_-_20_Heading_20_2" text:outline-level="2">Is Koha a platform</text:h>
      <text:list xml:id="list44918881757269" text:continue-numbering="true" text:style-name="Catalyst_20_-_20_Table_20_bullet_20_list">
        <text:list-item>
          <text:p text:style-name="Catalyst_20_-_20_Table_20_Bulleted_20_list">Yes</text:p>
        </text:list-item>
        <text:list-item>
          <text:p text:style-name="Catalyst_20_-_20_Table_20_Bulleted_20_list">No</text:p>
        </text:list-item>
        <text:list-item>
          <text:p text:style-name="Catalyst_20_-_20_Table_20_Bulleted_20_list">It can be</text:p>
        </text:list-item>
        <text:list-item>
          <text:p text:style-name="Catalyst_20_-_20_Table_20_Bulleted_20_list">SIP, NCIP, ISL-DI, SRU/SW, z39.50</text:p>
        </text:list-item>
        <text:list-item>
          <text:p text:style-name="Catalyst_20_-_20_Table_20_Bulleted_20_list">New restful API</text:p>
        </text:list-item>
      </text:list>
      <text:p text:style-name="P19"/>
      <text:h text:style-name="Catalyst_20_-_20_Heading_20_2" text:outline-level="2">What might we connect to a platform</text:h>
      <text:list xml:id="list44919839583083" text:continue-numbering="true" text:style-name="Catalyst_20_-_20_Table_20_bullet_20_list">
        <text:list-item>
          <text:p text:style-name="Catalyst_20_-_20_Table_20_Bulleted_20_list">ILS </text:p>
        </text:list-item>
        <text:list-item>
          <text:p text:style-name="Catalyst_20_-_20_Table_20_Bulleted_20_list">ERMS</text:p>
        </text:list-item>
        <text:list-item>
          <text:p text:style-name="Catalyst_20_-_20_Table_20_Bulleted_20_list">Financial System</text:p>
        </text:list-item>
        <text:list-item>
          <text:p text:style-name="Catalyst_20_-_20_Table_20_Bulleted_20_list">Payment System</text:p>
        </text:list-item>
        <text:list-item>
          <text:p text:style-name="Catalyst_20_-_20_Table_20_Bulleted_20_list">Ticketing/Request System</text:p>
        </text:list-item>
        <text:list-item>
          <text:p text:style-name="Catalyst_20_-_20_Table_20_Bulleted_20_list">Knowledge Base</text:p>
        </text:list-item>
        <text:list-item>
          <text:p text:style-name="Catalyst_20_-_20_Table_20_Bulleted_20_list">URL resolver</text:p>
        </text:list-item>
        <text:list-item>
          <text:p text:style-name="Catalyst_20_-_20_Table_20_Bulleted_20_list">Student Management System</text:p>
        </text:list-item>
        <text:list-item>
          <text:p text:style-name="Catalyst_20_-_20_Table_20_Bulleted_20_list">Learning management system</text:p>
        </text:list-item>
        <text:list-item>
          <text:p text:style-name="Catalyst_20_-_20_Table_20_Bulleted_20_list">eportfolio</text:p>
        </text:list-item>
        <text:list-item>
          <text:p text:style-name="Catalyst_20_-_20_Table_20_Bulleted_20_list">IDP</text:p>
        </text:list-item>
        <text:list-item>
          <text:p text:style-name="Catalyst_20_-_20_Table_20_Bulleted_20_list">More?</text:p>
        </text:list-item>
      </text:list>
      <text:p text:style-name="P19"/>
      <text:h text:style-name="Catalyst_20_-_20_Heading_20_2" text:outline-level="2"><text:soft-page-break/>What needs to be done</text:h>
      <text:list xml:id="list44920182648050" text:continue-numbering="true" text:style-name="Catalyst_20_-_20_Table_20_bullet_20_list">
        <text:list-item>
          <text:p text:style-name="Catalyst_20_-_20_Table_20_Bulleted_20_list">Documenting API</text:p>
        </text:list-item>
        <text:list-item>
          <text:p text:style-name="Catalyst_20_-_20_Table_20_Bulleted_20_list">Pushing for standards</text:p>
        </text:list-item>
        <text:list-item>
          <text:p text:style-name="Catalyst_20_-_20_Table_20_Bulleted_20_list">Upstreaming changes</text:p>
        </text:list-item>
        <text:list-item>
          <text:p text:style-name="Catalyst_20_-_20_Table_20_Bulleted_20_list"/>
        </text:list-item>
      </text:list>
      <text:h text:style-name="Catalyst_20_-_20_Heading_20_2" text:outline-level="2">What is being done</text:h>
      <text:list xml:id="list44919523890834" text:continue-numbering="true" text:style-name="Catalyst_20_-_20_Table_20_bullet_20_list">
        <text:list-item>
          <text:p text:style-name="Catalyst_20_-_20_Table_20_Bulleted_20_list">Biblibre working on Koha + Coral</text:p>
        </text:list-item>
        <text:list-item>
          <text:p text:style-name="Catalyst_20_-_20_Table_20_Bulleted_20_list">Moodle + Koh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Catalyst_20_-_20_Footer">
      <style:text-properties officeooo:paragraph-rsid="0069ec38"/>
    </style:style>
    <style:style style:name="MP6" style:family="paragraph" style:parent-style-name="Catalyst_20_-_20_Footer">
      <style:text-properties officeooo:paragraph-rsid="006bdb17"/>
    </style:style>
    <style:style style:name="MP7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09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14"><draw:image xlink:href="Pictures/10000201000009B000000376CCEE9AD9A247D44D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0"><draw:image xlink:href="Pictures/10000201000001B90000008610A710966843DADB.png" xlink:type="simple" xlink:show="embed" xlink:actuate="onLoad"/></draw:frame><draw:frame draw:style-name="Mfr3" draw:name="Image12" text:anchor-type="paragraph" svg:x="0cm" svg:y="27.15cm" svg:width="21.001cm" svg:height="0.66cm" draw:z-index="1"><draw:image xlink:href="Pictures/100002010000067600000034ECF86F0DF4D5F383.png" xlink:type="simple" xlink:show="embed" xlink:actuate="onLoad"/></draw:frame><text:variable-get text:name="ProjectFullName">Koha Conclave 2017</text:variable-get><text:span text:style-name="MT1"> </text:span><text:span text:style-name="MT2">//</text:span> <text:variable-get text:name="ClientFullName"/></text:p>
        <text:p text:style-name="MP1"><draw:frame draw:style-name="Mfr2" draw:name="Image9" text:anchor-type="paragraph" svg:x="0cm" svg:width="5.6cm" svg:height="1.7cm" draw:z-index="2"><draw:image xlink:href="Pictures/10000201000001B90000008610A710966843DADB.png" xlink:type="simple" xlink:show="embed" xlink:actuate="onLoad"/></draw:frame><draw:frame draw:style-name="Mfr3" draw:name="Image10" text:anchor-type="paragraph" svg:x="0cm" svg:y="27.15cm" svg:width="21.001cm" svg:height="0.66cm" draw:z-index="3"><draw:image xlink:href="Pictures/100002010000067600000034ECF86F0DF4D5F383.png" xlink:type="simple" xlink:show="embed" xlink:actuate="onLoad"/></draw:frame><draw:frame draw:style-name="Mfr3" draw:name="graphics8" text:anchor-type="paragraph" svg:x="0cm" svg:y="27.15cm" svg:width="21.001cm" svg:height="0.66cm" draw:z-index="4"><draw:image xlink:href="Pictures/100002010000067600000034ECF86F0DF4D5F383.png" xlink:type="simple" xlink:show="embed" xlink:actuate="onLoad"/></draw:frame><draw:frame draw:style-name="Mfr2" draw:name="graphics1" text:anchor-type="paragraph" svg:x="0cm" svg:width="5.6cm" svg:height="1.7cm" draw:z-index="5"><draw:image xlink:href="Pictures/10000201000001B90000008610A710966843DADB.png" xlink:type="simple" xlink:show="embed" xlink:actuate="onLoad"/></draw:frame>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10A710966843DADB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09" text:date-value="2017-02-13T04:49:17.898337533">Februar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EBB4CEF3B49A7809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10A710966843DADB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8140513232854E73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B51DFF0E3684CD53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7"><draw:image xlink:href="Pictures/100002010000067600000034ECF86F0DF4D5F383.png" xlink:type="simple" xlink:show="embed" xlink:actuate="onLoad"/></draw:frame><draw:frame draw:style-name="Mfr2" draw:name="graphics6" text:anchor-type="paragraph" svg:x="0cm" svg:width="5.6cm" svg:height="1.7cm" draw:z-index="9"><draw:image xlink:href="Pictures/10000201000001B90000008610A710966843DADB.png" xlink:type="simple" xlink:show="embed" xlink:actuate="onLoad"/></draw:frame><text:variable-get text:name="ProjectFullName">Koha Conclave 2017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09" text:date-value="2017-02-13T04:49:17.917538797">February 2017</text:date></text:span></text:p>
        <text:p text:style-name="MP1"><draw:frame draw:style-name="Mfr9" draw:name="graphics10" text:anchor-type="paragraph" svg:x="0cm" svg:y="27.15cm" svg:width="21.001cm" svg:height="0.66cm" draw:z-index="11"><draw:image xlink:href="Pictures/100002010000067600000034ECF86F0DF4D5F383.png" xlink:type="simple" xlink:show="embed" xlink:actuate="onLoad"/></draw:frame><draw:frame draw:style-name="Mfr2" draw:name="graphics11" text:anchor-type="paragraph" svg:x="0cm" svg:width="5.6cm" svg:height="1.7cm" draw:z-index="13"><draw:image xlink:href="Pictures/10000201000001B90000008610A710966843DADB.png" xlink:type="simple" xlink:show="embed" xlink:actuate="onLoad"/></draw:frame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2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C5A08F80DB6CB9F6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B376806573DA3F4A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E57298AF03F917C9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8B36CEBB24EA101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6E6507E9D9B88EC6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39AEF62F9B9441A2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5C3A146D9D0E05C8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10A710966843DADB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ECF86F0DF4D5F383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09" text:date-value="2017-02-13T04:49:18.114616409">Februar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20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Catalyst_20_-_20_Footer_20_light"><text:span text:style-name="MT14"><text:variable-get text:name="ProjectFullName" style:data-style-name="N0">Double click to enter project full name</text:variable-get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>Double Click to enter client full name</text:variable-get></text:span><text:span text:style-name="MT5"> </text:span><text:span text:style-name="MT9">//</text:span><text:span text:style-name="MT1"> </text:span><text:span text:style-name="MT1"><text:date style:data-style-name="N109" text:date-value="2017-02-13T04:49:18.120240247">February 2017</text:date></text:span></text:p>
        <text:p text:style-name="MP2"><draw:frame draw:style-name="Mfr9" draw:name="Image2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2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CCD5BE34049BC2CF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28C055103A854865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399F9F2B54B28D4F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520EC1154E0A0510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697938E7AB0F0FA3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92CFDA1F359E31FB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09" text:date-value="2017-02-13T04:49:18.232178259">Februar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10A710966843DADB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EBB4CEF3B49A7809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09" text:date-value="2017-02-13T04:49:18.238280494">Februar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EBB4CEF3B49A7809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B730AAF8AFD2B3D3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ECF86F0DF4D5F383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7AB7F1BE5D4AA685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3" draw:name="Image43" text:anchor-type="paragraph" svg:width="11.996cm" svg:height="1.998cm" draw:z-index="0"><draw:image xlink:href="Pictures/1000020100000589000000ECD548F96B4DCA574B.png" xlink:type="simple" xlink:show="embed" xlink:actuate="onLoad"/></draw:frame><draw:frame draw:style-name="Mfr11" draw:name="Image44" text:anchor-type="paragraph" svg:y="27.15cm" svg:width="21.001cm" svg:height="0.66cm" draw:z-index="0"><draw:image xlink:href="Pictures/100002010000067600000034ECF86F0DF4D5F383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C2671A63B68670B9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7A1868762F1E0D9F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5"><draw:frame draw:style-name="Mfr9" draw:name="Image5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49:18.276266860">February 2017</text:date></text:span></text:p>
        <text:p text:style-name="MP5"><draw:frame draw:style-name="Mfr9" draw:name="Image53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6"><draw:frame draw:style-name="Mfr9" draw:name="Image55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49:18.281185361">February 2017</text:date></text:span></text:p>
        <text:p text:style-name="MP6"><draw:frame draw:style-name="Mfr9" draw:name="Image57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7"><draw:frame draw:style-name="Mfr9" draw:name="Image59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09" text:date-value="2017-02-13T04:49:18.286343375">February 2017</text:date></text:span></text:p>
        <text:p text:style-name="MP7"><draw:frame draw:style-name="Mfr9" draw:name="Image61" text:anchor-type="paragraph" svg:x="0cm" svg:y="27.15cm" svg:width="21.001cm" svg:height="0.66cm" draw:z-index="0"><draw:image xlink:href="Pictures/100002010000067600000034ECF86F0DF4D5F383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37:49.630186701</meta:creation-date>
    <meta:editing-duration>PT11M32S</meta:editing-duration>
    <meta:editing-cycles>3</meta:editing-cycles>
    <meta:generator>LibreOffice/5.2.5.1$Linux_X86_64 LibreOffice_project/20m0$Build-1</meta:generator>
    <dc:date>2017-02-13T04:49:17.784335019</dc:date>
    <meta:document-statistic meta:table-count="0" meta:image-count="74" meta:object-count="0" meta:page-count="6" meta:paragraph-count="70" meta:word-count="428" meta:character-count="2403" meta:non-whitespace-character-count="2071"/>
  </office:meta>
</office:document-meta>
</file>